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59cm" fo:min-width="0.309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3" draw:text-style-name="P3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81cm" svg:height="1.016cm" svg:x="1.254cm" svg:y="13.446cm">
          <draw:text-box>
            <text:p>example.t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6:47:31.559873000</dc:date>
    <dc:creator>Herb Peyerl</dc:creator>
    <meta:editing-duration>PT35M27S</meta:editing-duration>
    <meta:editing-cycles>6</meta:editing-cycles>
    <meta:generator>LibreOffice/5.1.4.2$MacOSX_X86_64 LibreOffice_project/f99d75f39f1c57ebdd7ffc5f42867c12031db97a</meta:generator>
    <meta:document-statistic meta:object-count="16"/>
  </office:meta>
</office:document-meta>
</file>